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7.88mm"/>
    </style:style>
    <style:style style:name="co4" style:family="table-column">
      <style:table-column-properties fo:break-before="auto" style:column-width="25.59mm"/>
    </style:style>
    <style:style style:name="co5" style:family="table-column">
      <style:table-column-properties fo:break-before="auto" style:column-width="12.61mm"/>
    </style:style>
    <style:style style:name="co6" style:family="table-column">
      <style:table-column-properties fo:break-before="auto" style:column-width="27.85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34.41mm"/>
    </style:style>
    <style:style style:name="co9" style:family="table-column">
      <style:table-column-properties fo:break-before="auto" style:column-width="123.35mm"/>
    </style:style>
    <style:style style:name="co10" style:family="table-column">
      <style:table-column-properties fo:break-before="auto" style:column-width="128.08mm"/>
    </style:style>
    <style:style style:name="co11" style:family="table-column">
      <style:table-column-properties fo:break-before="auto" style:column-width="19.42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129.89mm"/>
    </style:style>
    <style:style style:name="co14" style:family="table-column">
      <style:table-column-properties fo:break-before="auto" style:column-width="93.22mm"/>
    </style:style>
    <style:style style:name="co15" style:family="table-column">
      <style:table-column-properties fo:break-before="auto" style:column-width="22.6mm"/>
    </style:style>
    <style:style style:name="co16" style:family="table-column">
      <style:table-column-properties fo:break-before="auto" style:column-width="26.1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23.02mm" fo:break-before="auto" style:use-optimal-row-height="true"/>
    </style:style>
    <style:style style:name="ro3" style:family="table-row">
      <style:table-row-properties style:row-height="18.52mm" fo:break-before="auto" style:use-optimal-row-height="true"/>
    </style:style>
    <style:style style:name="ro4" style:family="table-row">
      <style:table-row-properties style:row-height="27.52mm" fo:break-before="auto" style:use-optimal-row-height="true"/>
    </style:style>
    <style:style style:name="ro5" style:family="table-row">
      <style:table-row-properties style:row-height="18.42mm" fo:break-before="auto" style:use-optimal-row-height="true"/>
    </style:style>
    <style:style style:name="ro6" style:family="table-row">
      <style:table-row-properties style:row-height="22.9mm" fo:break-before="auto" style:use-optimal-row-height="true"/>
    </style:style>
    <style:style style:name="ro7" style:family="table-row">
      <style:table-row-properties style:row-height="14.02mm" fo:break-before="auto" style:use-optimal-row-height="true"/>
    </style:style>
    <style:style style:name="ro8" style:family="table-row">
      <style:table-row-properties style:row-height="40.8mm" fo:break-before="auto" style:use-optimal-row-height="true"/>
    </style:style>
    <style:style style:name="ro9" style:family="table-row">
      <style:table-row-properties style:row-height="9.53mm" fo:break-before="auto" style:use-optimal-row-height="true"/>
    </style:style>
    <style:style style:name="ro10" style:family="table-row">
      <style:table-row-properties style:row-height="27.38mm" fo:break-before="auto" style:use-optimal-row-height="true"/>
    </style:style>
    <style:style style:name="ro11" style:family="table-row">
      <style:table-row-properties style:row-height="13.95mm" fo:break-before="auto" style:use-optimal-row-height="true"/>
    </style:style>
    <style:style style:name="ro12" style:family="table-row">
      <style:table-row-properties style:row-height="27.64mm" fo:break-before="auto" style:use-optimal-row-height="true"/>
    </style:style>
    <style:style style:name="ro13" style:family="table-row">
      <style:table-row-properties style:row-height="31.84mm" fo:break-before="auto" style:use-optimal-row-height="true"/>
    </style:style>
    <style:style style:name="ro14" style:family="table-row">
      <style:table-row-properties style:row-height="36.32mm" fo:break-before="auto" style:use-optimal-row-height="true"/>
    </style:style>
    <style:style style:name="ro15" style:family="table-row">
      <style:table-row-properties style:row-height="23.16mm" fo:break-before="auto" style:use-optimal-row-height="true"/>
    </style:style>
    <style:style style:name="ro1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1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23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22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 style:data-style-name="N36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26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mm"/>
      <style:text-properties fo:font-size="12pt" style:font-size-asian="12pt" style:font-size-complex="12pt"/>
    </style:style>
    <style:style style:name="ce27" style:family="table-cell" style:parent-style-name="Default" style:data-style-name="N2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center" fo:margin-left="0mm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mm"/>
      <style:text-properties fo:font-size="12pt" style:font-size-asian="12pt" style:font-size-complex="12pt"/>
    </style:style>
    <style:style style:name="ce30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m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start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middle"/>
      <style:paragraph-properties fo:text-align="start" fo:margin-left="0mm"/>
      <style:text-properties fo:font-size="12pt" style:font-size-asian="12pt" style:font-size-complex="12pt"/>
    </style:style>
    <style:style style:name="ce36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mm"/>
      <style:text-properties fo:font-size="12pt" style:font-size-asian="12pt" style:font-size-complex="12pt"/>
    </style:style>
    <style:style style:name="ce35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mm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000000" style:text-align-source="fix" style:repeat-content="false" fo:wrap-option="wrap" fo:border="0.06pt solid #666666" style:vertical-align="top"/>
      <style:paragraph-properties fo:text-align="start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0.99pt double #666666" style:border-line-width-bottom="0.09mm 0.09mm 0.18mm" fo:background-color="#000000" style:text-align-source="fix" style:repeat-content="false" fo:border-left="none" fo:border-right="none" fo:border-top="0.99pt double #666666" style:border-line-width-top="0.09mm 0.09mm 0.18mm" style:vertical-align="top"/>
      <style:paragraph-properties fo:text-align="start" fo:margin-left="0mm"/>
      <style:text-properties fo:font-size="12pt" style:font-size-asian="12pt" style:font-size-complex="12pt"/>
    </style:style>
    <style:style style:name="ce40" style:family="table-cell" style:parent-style-name="Default">
      <style:table-cell-properties fo:background-color="#000000" fo:border="0.06pt solid #666666" style:vertical-align="top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000000" fo:border="0.06pt solid #666666" style:vertical-align="top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000000" fo:wrap-option="wrap" fo:border="0.06pt solid #666666" style:vertical-align="top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99pt double #666666" style:border-line-width-bottom="0.09mm 0.09mm 0.18mm" fo:background-color="#000000" fo:border-left="none" fo:border-right="none" fo:border-top="0.99pt double #666666" style:border-line-width-top="0.09mm 0.09mm 0.18mm" style:vertical-align="top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000000" fo:border="0.06pt solid #666666" style:vertical-align="middle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000000" fo:wrap-option="wrap" fo:border="0.06pt solid #666666" style:vertical-align="middl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 style:vertical-align="middle"/>
      <style:paragraph-properties fo:text-align="center" fo:margin-left="0mm"/>
      <style:text-properties fo:color="#eeeeee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center" fo:margin-left="0mm"/>
      <style:text-properties fo:color="#eeeeee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start" fo:margin-left="0mm"/>
      <style:text-properties fo:color="#eeeeee"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top"/>
      <style:paragraph-properties fo:text-align="start" fo:margin-left="0mm"/>
      <style:text-properties fo:color="#eeeeee"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draw:stroke="none" draw:fill="hatch" draw:fill-color="#666666" draw:fill-hatch-name="Black_20_0_20_Degrees" draw:fill-hatch-solid="false" draw:opacity="0%" draw:textarea-horizontal-align="center" draw:textarea-vertical-align="middle" draw:shadow-opacity="0%" draw:ole-draw-aspect="1"/>
    </style:style>
    <style:style style:name="P1" style:family="paragraph">
      <loext:graphic-properties draw:fill="hatch" draw:fill-color="#666666" draw:fill-hatch-name="Black_20_0_20_Degrees" draw:fill-hatch-solid="false" draw:opacity="0%"/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lgorithm_Problems_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26"/>
        <table:table-column table:style-name="co7" table:default-cell-style-name="ce1"/>
        <table:table-column table:style-name="co8" table:default-cell-style-name="ce30"/>
        <table:table-column table:style-name="co9" table:default-cell-style-name="ce35"/>
        <table:table-column table:style-name="co10" table:default-cell-style-name="ce12"/>
        <table:table-column table:style-name="co7" table:number-columns-repeated="1006" table:default-cell-style-name="ce15"/>
        <table:table-row table:style-name="ro1">
          <table:table-cell table:style-name="ce4" office:value-type="string" calcext:value-type="string">
            <text:p>Problem</text:p>
          </table:table-cell>
          <table:table-cell table:style-name="ce4" office:value-type="string" calcext:value-type="string">
            <text:p>Level</text:p>
          </table:table-cell>
          <table:table-cell table:style-name="ce4" office:value-type="string" calcext:value-type="string">
            <text:p>A</text:p>
          </table:table-cell>
          <table:table-cell table:style-name="ce23" office:value-type="string" calcext:value-type="string">
            <text:p>Date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Subjects</text:p>
          </table:table-cell>
          <table:table-cell table:style-name="ce4" office:value-type="string" calcext:value-type="string">
            <text:p>Pattern</text:p>
          </table:table-cell>
          <table:table-cell table:style-name="ce4" office:value-type="string" calcext:value-type="string">
            <text:p>Score</text:p>
          </table:table-cell>
          <table:table-cell table:style-name="ce4" office:value-type="string" calcext:value-type="string">
            <text:p>Next</text:p>
          </table:table-cell>
          <table:table-cell table:style-name="ce31" office:value-type="string" calcext:value-type="string">
            <text:p>Stuggles</text:p>
          </table:table-cell>
          <table:table-cell table:style-name="ce36" office:value-type="string" calcext:value-type="string">
            <text:p>How to improve</text:p>
          </table:table-cell>
          <table:table-cell table:style-name="ce40" office:value-type="string" calcext:value-type="string">
            <text:p>Good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LC-210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3" office:value-type="date" office:date-value="2020-07-18" calcext:value-type="date">
            <text:p>2020-07-18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string" calcext:value-type="string">
            <text:p>Topo-sort</text:p>
          </table:table-cell>
          <table:table-cell table:formula="of:= 10 - ([.$E2] - 20)/4" office:value-type="float" office:value="2.5" calcext:value-type="float">
            <text:p>2.50</text:p>
          </table:table-cell>
          <table:table-cell table:style-name="ce4" office:value-type="string" calcext:value-type="string">
            <text:p>toreview</text:p>
          </table:table-cell>
          <table:table-cell table:style-name="ce31" office:value-type="string" calcext:value-type="string">
            <text:p>LC-210. Course Schedule II:</text:p>
            <text:p/>
            <text:p>- I spent 38 minutes to figure out how to check if a graph is acyclic</text:p>
            <text:p>- I didn’t come up with a naive approach</text:p>
            <text:p/>
          </table:table-cell>
          <table:table-cell table:style-name="ce36" office:value-type="string" calcext:value-type="string">
            <text:p/>
            <text:p>- Refresh Graph, acyclic, topo-sort, SCC, DFS, BFS</text:p>
          </table:table-cell>
          <table:table-cell table:style-name="ce40" office:value-type="string" calcext:value-type="string">
            <text:p/>
            <text:p>- Except the acyclic check, I coded the solution in 12 minutes</text:p>
            <text:p>- I followed the process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LC-215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float" office:value="1" calcext:value-type="float">
            <text:p>1</text:p>
          </table:table-cell>
          <table:table-cell table:style-name="ce23" office:value-type="date" office:date-value="2020-07-17" calcext:value-type="date">
            <text:p>2020-07-17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Heap</text:p>
            <text:p>Quick-Select</text:p>
          </table:table-cell>
          <table:table-cell table:style-name="ce4" office:value-type="string" calcext:value-type="string">
            <text:p>K-largest</text:p>
          </table:table-cell>
          <table:table-cell table:formula="of:= 10 - ([.$E3] - 20)/4" office:value-type="float" office:value="7.5" calcext:value-type="float">
            <text:p>7.50</text:p>
          </table:table-cell>
          <table:table-cell table:style-name="ce4" office:value-type="string" calcext:value-type="string">
            <text:p>toreview</text:p>
          </table:table-cell>
          <table:table-cell table:style-name="ce31" office:value-type="string" calcext:value-type="string">
            <text:p>LC-215. Kth Largest Element in an Array:</text:p>
            <text:p/>
            <text:p>- I struggled to find the condition when to stop</text:p>
            <text:p/>
          </table:table-cell>
          <table:table-cell table:style-name="ce36" office:value-type="string" calcext:value-type="string">
            <text:p/>
            <text:p>- Quick Sort/Select the item that won’t be moved later on is the </text:p>
            <text:p>Pivot</text:p>
          </table:table-cell>
          <table:table-cell table:style-name="ce40" office:value-type="string" calcext:value-type="string">
            <text:p>- Implemented 3 solutions in 30 mn</text:p>
            <text:p>- I analyse each solution and I noticed that we could do better</text:p>
            <text:p>- I followed the process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LC-34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7" calcext:value-type="date">
            <text:p>2020-07-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eap</text:p>
          </table:table-cell>
          <table:table-cell office:value-type="string" calcext:value-type="string">
            <text:p>K-largest</text:p>
          </table:table-cell>
          <table:table-cell table:formula="of:= 10 - ([.$E4] - 20)/4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47. Top K Frequent Elements:</text:p>
            <text:p/>
            <text:p>- I created first a heap of size n</text:p>
            <text:p>- I should have created a heap of size k</text:p>
            <text:p>- I didn’t know the Quick Select solution: Linear</text:p>
            <text:p/>
          </table:table-cell>
          <table:table-cell office:value-type="string" calcext:value-type="string">
            <text:p/>
            <text:p>- To review heap sort</text:p>
            <text:p>- To review Quick Sort</text:p>
            <text:p>- To review Quick Select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LC-74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6" calcext:value-type="date">
            <text:p>2020-07-1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raph</text:p>
          </table:table-cell>
          <table:table-cell office:value-type="string" calcext:value-type="string">
            <text:p>Short-Path</text:p>
          </table:table-cell>
          <table:table-cell table:formula="of:= 10 - ([.$E5] - 20)/4" office:value-type="float" office:value="0.5" calcext:value-type="float">
            <text:p>0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743. Network Delay Time:</text:p>
            <text:p/>
            <text:p>- Too Slow</text:p>
            <text:p/>
          </table:table-cell>
          <table:table-cell table:number-columns-repeated="1008"/>
        </table:table-row>
        <table:table-row table:style-name="ro5">
          <table:table-cell office:value-type="string" calcext:value-type="string">
            <text:p>LC-04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6" calcext:value-type="date">
            <text:p>2020-07-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ray</text:p>
            <text:p>String</text:p>
          </table:table-cell>
          <table:table-cell office:value-type="string" calcext:value-type="string">
            <text:p>math</text:p>
          </table:table-cell>
          <table:table-cell table:formula="of:= 10 - ([.$E6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043. Multiply Strings:</text:p>
            <text:p/>
            <text:p>- I was too slow</text:p>
            <text:p/>
          </table:table-cell>
          <table:table-cell table:number-columns-repeated="1008"/>
        </table:table-row>
        <table:table-row table:style-name="ro6">
          <table:table-cell office:value-type="string" calcext:value-type="string">
            <text:p>LC-031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22" office:value-type="date" office:date-value="2020-07-16" calcext:value-type="date">
            <text:p>2020-07-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rray</text:p>
          </table:table-cell>
          <table:table-cell/>
          <table:table-cell table:formula="of:= 10 - ([.$E7] - 20)/4" office:value-type="float" office:value="2.5" calcext:value-type="float">
            <text:p>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31. Next Permutation: </text:p>
            <text:p/>
            <text:p> - I was slow</text:p>
            <text:p>- I missed one information and therefore come up with O(nlogn) solution</text:p>
            <text:p/>
          </table:table-cell>
          <table:table-cell table:number-columns-repeated="1008"/>
        </table:table-row>
        <table:table-row table:style-name="ro5">
          <table:table-cell office:value-type="string" calcext:value-type="string">
            <text:p>LC-04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5" calcext:value-type="date">
            <text:p>2020-07-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rray</text:p>
            <text:p>Recursion</text:p>
          </table:table-cell>
          <table:table-cell office:value-type="string" calcext:value-type="string">
            <text:p>Combination</text:p>
          </table:table-cell>
          <table:table-cell table:formula="of:= 10 - ([.$E8] - 20)/4" office:value-type="float" office:value="1.75" calcext:value-type="float">
            <text:p>1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40. Combination Sum II:</text:p>
            <text:p/>
            <text:p>- I struggled to remove duplicates</text:p>
            <text:p/>
          </table:table-cell>
          <table:table-cell table:number-columns-repeated="1008"/>
        </table:table-row>
        <table:table-row table:style-name="ro4">
          <table:table-cell office:value-type="string" calcext:value-type="string">
            <text:p>LC-03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5" calcext:value-type="date">
            <text:p>2020-07-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rray</text:p>
            <text:p>Recursion</text:p>
          </table:table-cell>
          <table:table-cell office:value-type="string" calcext:value-type="string">
            <text:p>Combination</text:p>
          </table:table-cell>
          <table:table-cell table:formula="of:= 10 - ([.$E9] - 20)/4" office:value-type="float" office:value="-5" calcext:value-type="float">
            <text:p>-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9. Combination Sum:</text:p>
            <text:p/>
            <text:p>- I thought that it was a problem like knapsack problem (DP)</text:p>
            <text:p>- I jumped in a DP implementation before I am sure</text:p>
            <text:p/>
            <text:p/>
          </table:table-cell>
          <table:table-cell office:value-type="string" calcext:value-type="string">
            <text:p/>
            <text:p>- Refresh Knapsack problems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LC-03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5" calcext:value-type="date">
            <text:p>2020-07-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rray</text:p>
          </table:table-cell>
          <table:table-cell/>
          <table:table-cell table:formula="of:= 10 - ([.$E10] - 20)/4" office:value-type="float" office:value="9.75" calcext:value-type="float">
            <text:p>9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6. Valid Sudoku:</text:p>
            <text:p/>
            <text:p>- I wasted at list 5 minutes because of copy/past that I didn’t modify</text:p>
            <text:p/>
          </table:table-cell>
          <table:table-cell office:value-type="string" calcext:value-type="string">
            <text:p/>
            <text:p>- Read when something is pasted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LC-03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5" calcext:value-type="date">
            <text:p>2020-07-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rray</text:p>
          </table:table-cell>
          <table:table-cell/>
          <table:table-cell table:formula="of:= 10 - ([.$E11] - 20)/4" office:value-type="float" office:value="10.25" calcext:value-type="float">
            <text:p>10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4. Find First and Last Position of Element in Sorted Array:</text:p>
            <text:p/>
            <text:p>- I struggled to analyze the time complexity</text:p>
            <text:p/>
          </table:table-cell>
          <table:table-cell table:number-columns-repeated="1008"/>
        </table:table-row>
        <table:table-row table:style-name="ro6">
          <table:table-cell office:value-type="string" calcext:value-type="string">
            <text:p>LC-03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5" calcext:value-type="date">
            <text:p>2020-07-1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ray</text:p>
          </table:table-cell>
          <table:table-cell/>
          <table:table-cell table:formula="of:= 10 - ([.$E12] - 20)/4" office:value-type="float" office:value="-3.75" calcext:value-type="float">
            <text:p>-3.75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31. Next Permutation:</text:p>
            <text:p/>
            <text:p>- I struggled to understand the problem</text:p>
            <text:p>- I struggled to implement to naive solution</text:p>
            <text:p/>
          </table:table-cell>
          <table:table-cell table:number-columns-repeated="1008"/>
        </table:table-row>
        <table:table-row table:style-name="ro6">
          <table:table-cell office:value-type="string" calcext:value-type="string">
            <text:p>LC-15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5" calcext:value-type="date">
            <text:p>2020-07-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ray</text:p>
            <text:p>String</text:p>
          </table:table-cell>
          <table:table-cell/>
          <table:table-cell table:formula="of:= 10 - ([.$E13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51. Reverse Words in a String:</text:p>
            <text:p/>
            <text:p>- I didn’t use the build function s.plit</text:p>
            <text:p>- It could be done in less than 5 minutes</text:p>
            <text:p/>
          </table:table-cell>
          <table:table-cell table:number-columns-repeated="1008"/>
        </table:table-row>
        <table:table-row table:style-name="ro5">
          <table:table-cell office:value-type="string" calcext:value-type="string">
            <text:p>LC-02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4" calcext:value-type="date">
            <text:p>2020-07-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inked-List</text:p>
          </table:table-cell>
          <table:table-cell/>
          <table:table-cell table:formula="of:= 10 - ([.$E14] - 20)/4" office:value-type="float" office:value="12.75" calcext:value-type="float">
            <text:p>12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4. Swap Nodes in Pairs:</text:p>
            <text:p/>
            <text:p>I am still stuggling with recursion</text:p>
            <text:p/>
          </table:table-cell>
          <table:table-cell table:number-columns-repeated="1008"/>
        </table:table-row>
        <table:table-row table:style-name="ro7">
          <table:table-cell office:value-type="string" calcext:value-type="string">
            <text:p>LC-02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4" calcext:value-type="date">
            <text:p>2020-07-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Combination</text:p>
          </table:table-cell>
          <table:table-cell table:formula="of:= 10 - ([.$E15] - 20)/4" office:value-type="float" office:value="10.75" calcext:value-type="float">
            <text:p>10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2. Generate Parentheses:</text:p>
            <text:p/>
            <text:p/>
          </table:table-cell>
          <table:table-cell table:number-columns-repeated="1008"/>
        </table:table-row>
        <table:table-row table:style-name="ro8">
          <table:table-cell office:value-type="string" calcext:value-type="string">
            <text:p>LC-134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4" calcext:value-type="date">
            <text:p>2020-07-1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math</text:p>
          </table:table-cell>
          <table:table-cell table:formula="of:= 10 - ([.$E16] - 20)/4" office:value-type="float" office:value="-3.75" calcext:value-type="float">
            <text:p>-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344. Angle Between Hands of a Clock:</text:p>
            <text:p/>
            <text:p>- I wasted lot of time trying to solve this problem with Triangles/sinus/</text:p>
            <text:p>Consinus</text:p>
            <text:p>- I didn’t read the hints</text:p>
            <text:p>- I notice that 1mn = 6 degree too late</text:p>
            <text:p>- I didn’t see that the solution is the difference between hour hand degree </text:p>
            <text:p>and minute hand degree</text:p>
            <text:p/>
          </table:table-cell>
          <table:table-cell table:number-columns-repeated="1008"/>
        </table:table-row>
        <table:table-row table:style-name="ro6">
          <table:table-cell office:value-type="string" calcext:value-type="string">
            <text:p>LC-01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3" calcext:value-type="date">
            <text:p>2020-07-1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wo-pointers</text:p>
          </table:table-cell>
          <table:table-cell table:formula="of:= 10 - ([.$E17] - 20)/4" office:value-type="float" office:value="-2.5" calcext:value-type="float">
            <text:p>-2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8. 4Sum:</text:p>
            <text:p/>
            <text:p>- I took long time to decide reuse two_sum</text:p>
            <text:p>- I didn’t reuse 3Sum</text:p>
            <text:p/>
          </table:table-cell>
          <table:table-cell table:number-columns-repeated="1008"/>
        </table:table-row>
        <table:table-row table:style-name="ro9">
          <table:table-cell office:value-type="string" calcext:value-type="string">
            <text:p>LC-26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3" calcext:value-type="date">
            <text:p>2020-07-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math</text:p>
          </table:table-cell>
          <table:table-cell table:formula="of:= 10 - ([.$E18] - 20)/4" office:value-type="float" office:value="12.5" calcext:value-type="float">
            <text:p>12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268. Missing Number:</text:p>
            <text:p/>
          </table:table-cell>
          <table:table-cell table:number-columns-repeated="1008"/>
        </table:table-row>
        <table:table-row table:style-name="ro5">
          <table:table-cell office:value-type="string" calcext:value-type="string">
            <text:p>LC-01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3" calcext:value-type="date">
            <text:p>2020-07-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cursion</text:p>
          </table:table-cell>
          <table:table-cell office:value-type="string" calcext:value-type="string">
            <text:p>Combination</text:p>
          </table:table-cell>
          <table:table-cell table:formula="of:= 10 - ([.$E19] - 20)/4" office:value-type="float" office:value="8.5" calcext:value-type="float">
            <text:p>8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7. Letter Combinations of a Phone Number:</text:p>
            <text:p/>
            <text:p>- I am still struggling with the recursion</text:p>
            <text:p/>
          </table:table-cell>
          <table:table-cell table:number-columns-repeated="1008"/>
        </table:table-row>
        <table:table-row table:style-name="ro6">
          <table:table-cell office:value-type="string" calcext:value-type="string">
            <text:p>LC-61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3" calcext:value-type="date">
            <text:p>2020-07-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wo-pointers</text:p>
          </table:table-cell>
          <table:table-cell table:formula="of:= 10 - ([.$E20] - 20)/4" office:value-type="float" office:value="5" calcext:value-type="float">
            <text:p>5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11. Valid Triangle Number:</text:p>
            <text:p/>
            <text:p>- I struggled to find the condition that make 3 numbers a valid </text:p>
            <text:p>Triangle</text:p>
            <text:p/>
          </table:table-cell>
          <table:table-cell office:value-type="string" calcext:value-type="string">
            <text:p/>
            <text:p>- a, b, c form a valid triangle if a + b &gt; c </text:p>
            <text:p>(c = max(a, b, c)</text:p>
          </table:table-cell>
          <table:table-cell office:value-type="string" calcext:value-type="string">
            <text:p/>
            <text:p>- I applied 3 sum algorithms (2 pointers)</text:p>
            <text:p>- Implementation took me 10 minutes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LC-25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3" calcext:value-type="date">
            <text:p>2020-07-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wo-pointers</text:p>
          </table:table-cell>
          <table:table-cell table:formula="of:= 10 - ([.$E21] - 20)/4" office:value-type="float" office:value="9.5" calcext:value-type="float">
            <text:p>9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59. 3Sum Smaller:</text:p>
            <text:p/>
            <text:p>- I skipped the intuition step</text:p>
            <text:p>- I didn’t see the last trick in the intuition step</text:p>
            <text:p/>
            <text:p/>
          </table:table-cell>
          <table:table-cell/>
          <table:table-cell office:value-type="string" calcext:value-type="string">
            <text:p/>
            <text:p>- This version of 3Sum was easier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2" calcext:value-type="date">
            <text:p>2020-07-1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Bitwise</text:p>
          </table:table-cell>
          <table:table-cell table:formula="of:= 10 - MIN(10; (MAX(20; [.$E22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1008"/>
        </table:table-row>
        <table:table-row table:style-name="ro5">
          <table:table-cell office:value-type="string" calcext:value-type="string">
            <text:p>LC-23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1" calcext:value-type="date">
            <text:p>2020-07-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ray</text:p>
          </table:table-cell>
          <table:table-cell/>
          <table:table-cell table:formula="of:= 10 - ([.$E23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38. Product of Array Except Self:</text:p>
            <text:p/>
            <text:p>- I came up with the naive approach only: O(n**2)</text:p>
            <text:p/>
          </table:table-cell>
          <table:table-cell table:number-columns-repeated="1008"/>
        </table:table-row>
        <table:table-row table:style-name="ro6">
          <table:table-cell office:value-type="string" calcext:value-type="string">
            <text:p>LC-16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1" calcext:value-type="date">
            <text:p>2020-07-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wo-pointers</text:p>
          </table:table-cell>
          <table:table-cell table:formula="of:= 10 - ([.$E24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6. 3Sum Closest:</text:p>
            <text:p/>
            <text:p>- I am still struggling on this problem even if I already did another </text:p>
            <text:p>Version of it</text:p>
            <text:p/>
          </table:table-cell>
          <table:table-cell table:number-columns-repeated="1008"/>
        </table:table-row>
        <table:table-row table:style-name="ro10">
          <table:table-cell office:value-type="string" calcext:value-type="string">
            <text:p>LC-11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1" calcext:value-type="date">
            <text:p>2020-07-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Two-pointers</text:p>
          </table:table-cell>
          <table:table-cell table:formula="of:= 10 - ([.$E25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. Container With Most Water:</text:p>
            <text:p/>
            <text:p>- I didn’t see the window pattern right away</text:p>
            <text:p>- I didn’t notice that it’s a greedy algorithm right away</text:p>
            <text:p>- I proved the choice is safe after I have implemented the solution</text:p>
            <text:p/>
          </table:table-cell>
          <table:table-cell/>
          <table:table-cell office:value-type="string" calcext:value-type="string">
            <text:p/>
            <text:p>- I asked question about the fact that the problem isn’t </text:p>
            <text:p>mentionning a volume</text:p>
            <text:p>- I come up with a naive approach in 9 mn</text:p>
            <text:p/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LC-78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1" calcext:value-type="date">
            <text:p>2020-07-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Combination</text:p>
          </table:table-cell>
          <table:table-cell table:formula="of:= 10 - ([.$E26] - 20)/4" office:value-type="float" office:value="6.25" calcext:value-type="float">
            <text:p>6.25</text:p>
          </table:table-cell>
          <table:table-cell office:value-type="string" calcext:value-type="string">
            <text:p>toreview</text:p>
          </table:table-cell>
          <table:table-cell table:style-name="ce7" office:value-type="string" calcext:value-type="string">
            <text:p>LC-78. Subsets:</text:p>
            <text:p/>
            <text:p>- I was too slow</text:p>
            <text:p>- I stuggled to translate my idea to an algorithm</text:p>
            <text:p>- I stuggled to analyze the time and space complexities</text:p>
            <text:p/>
          </table:table-cell>
          <table:table-cell office:value-type="string" calcext:value-type="string">
            <text:p/>
            <text:p>- Refresh Combinations &amp; Permutations</text:p>
          </table:table-cell>
          <table:table-cell office:value-type="string" calcext:value-type="string">
            <text:p/>
            <text:p>- I followed the process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CtCI-16.2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0" calcext:value-type="date">
            <text:p>2020-07-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ie</text:p>
            <text:p>Hash</text:p>
            <text:p>Recursion</text:p>
          </table:table-cell>
          <table:table-cell office:value-type="string" calcext:value-type="string">
            <text:p>Combination</text:p>
          </table:table-cell>
          <table:table-cell table:formula="of:= 10 - ([.$E27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CtCI-16.20. T9 (Predictive Text):</text:p>
            <text:p/>
            <text:p>- I struggled in the recursion part</text:p>
            <text:p/>
            <text:p/>
          </table:table-cell>
          <table:table-cell table:number-columns-repeated="1008"/>
        </table:table-row>
        <table:table-row table:style-name="ro6">
          <table:table-cell office:value-type="string" calcext:value-type="string">
            <text:p>LC-22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0" calcext:value-type="date">
            <text:p>2020-07-1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Array</text:p>
            <text:p>String</text:p>
          </table:table-cell>
          <table:table-cell/>
          <table:table-cell table:formula="of:= 10 - ([.$E28] - 20)/4" office:value-type="float" office:value="-3.75" calcext:value-type="float">
            <text:p>-3.75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227. Basic Calculator II:</text:p>
            <text:p/>
            <text:p>- I forgot about operators precedence</text:p>
            <text:p/>
          </table:table-cell>
          <table:table-cell office:value-type="string" calcext:value-type="string">
            <text:p/>
            <text:p>- Operators precedence: </text:p>
            <text:p>   - (*,/), (+,-), </text:p>
            <text:p>   - from left to right</text:p>
            <text:p/>
          </table:table-cell>
          <table:table-cell table:number-columns-repeated="1007"/>
        </table:table-row>
        <table:table-row table:style-name="ro11">
          <table:table-cell office:value-type="string" calcext:value-type="string">
            <text:p>LC-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0" calcext:value-type="date">
            <text:p>2020-07-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inked-List</text:p>
          </table:table-cell>
          <table:table-cell/>
          <table:table-cell table:formula="of:= 10 - ([.$E29] - 20)/4" office:value-type="float" office:value="8.75" calcext:value-type="float">
            <text:p>8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. Add Two Numbers:</text:p>
            <text:p/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LC-430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10" calcext:value-type="date">
            <text:p>2020-07-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inked-List</text:p>
            <text:p>Binary Tree</text:p>
            <text:p>Recursion</text:p>
          </table:table-cell>
          <table:table-cell/>
          <table:table-cell table:formula="of:= 10 - ([.$E30] - 20)/4" office:value-type="float" office:value="9" calcext:value-type="float">
            <text:p>9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30. Flatten a Multilevel Doubly Linked List:</text:p>
            <text:p/>
            <text:p>- I didn’t see that it could be done as a DFS preorder traversal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LC-108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9" calcext:value-type="date">
            <text:p>2020-07-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inary Tree</text:p>
            <text:p>BST</text:p>
            <text:p>Array</text:p>
          </table:table-cell>
          <table:table-cell/>
          <table:table-cell table:formula="of:= 10 - ([.$E31] - 20)/4" office:value-type="float" office:value="11.25" calcext:value-type="float">
            <text:p>11.2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08. Convert Sorted Array to Binary Search Tree:</text:p>
            <text:p/>
            <text:p>- I struggled in time and space analysis</text:p>
            <text:p/>
          </table:table-cell>
          <table:table-cell table:number-columns-repeated="1008"/>
        </table:table-row>
        <table:table-row table:style-name="ro5">
          <table:table-cell office:value-type="string" calcext:value-type="string">
            <text:p>LC-10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9" calcext:value-type="date">
            <text:p>2020-07-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nary Tree</text:p>
          </table:table-cell>
          <table:table-cell/>
          <table:table-cell table:formula="of:= 10 - ([.$E32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00. Same Tree:</text:p>
            <text:p/>
            <text:p>- I wasted several minutes on if else logic</text:p>
            <text:p/>
          </table:table-cell>
          <table:table-cell table:number-columns-repeated="1008"/>
        </table:table-row>
        <table:table-row table:style-name="ro12">
          <table:table-cell office:value-type="string" calcext:value-type="string">
            <text:p>LC-662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9" calcext:value-type="date">
            <text:p>2020-07-0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inary Tree</text:p>
          </table:table-cell>
          <table:table-cell/>
          <table:table-cell table:formula="of:= 10 - ([.$E33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2. Maximum Width of Binary Tree:</text:p>
            <text:p/>
            <text:p>- My 1<text:span text:style-name="T1">st</text:span>. Idea took me to a dead end but I didn’t see it </text:p>
            <text:p>during intution step</text:p>
            <text:p>- I was too slow</text:p>
            <text:p/>
          </table:table-cell>
          <table:table-cell office:value-type="string" calcext:value-type="string">
            <text:p/>
            <text:p>- More problem on Binary Tree</text:p>
            <text:p>- Choose the good example for the intuition</text:p>
            <text:p/>
          </table:table-cell>
          <table:table-cell office:value-type="string" calcext:value-type="string">
            <text:p/>
            <text:p/>
          </table:table-cell>
          <table:table-cell table:number-columns-repeated="1006"/>
        </table:table-row>
        <table:table-row table:style-name="ro13">
          <table:table-cell office:value-type="string" calcext:value-type="string">
            <text:p>LC-15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8" calcext:value-type="date">
            <text:p>2020-07-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</text:p>
          </table:table-cell>
          <table:table-cell/>
          <table:table-cell table:formula="of:= 10 - ([.$E34] - 20)/4" office:value-type="float" office:value="-15" calcext:value-type="float">
            <text:p>-1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5. 3Sum</text:p>
            <text:p/>
            <text:p>- I didn’t notice the patterns (2 pointers)</text:p>
            <text:p>- My solution was too long</text:p>
            <text:p>- I didn’t notice all the scenarios</text:p>
            <text:p>- I was too slow</text:p>
            <text:p/>
          </table:table-cell>
          <table:table-cell office:value-type="string" calcext:value-type="string">
            <text:p/>
            <text:p>- More problems related to (sorted) arrays</text:p>
          </table:table-cell>
          <table:table-cell table:number-columns-repeated="1007"/>
        </table:table-row>
        <table:table-row table:style-name="ro6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7" calcext:value-type="date">
            <text:p>2020-07-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</text:p>
          </table:table-cell>
          <table:table-cell/>
          <table:table-cell table:formula="of:= 10 - MIN(10; (MAX(20; [.$E35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LC-849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6" calcext:value-type="date">
            <text:p>2020-07-0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rray</text:p>
          </table:table-cell>
          <table:table-cell/>
          <table:table-cell table:formula="of:= 10 - ([.$E36] - 20)/4" office:value-type="float" office:value="3.75" calcext:value-type="float">
            <text:p>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49. Maximize Distance to Closest Person:</text:p>
            <text:p/>
            <text:p>- My intuition was good but I jumped to the code too early</text:p>
            <text:p/>
          </table:table-cell>
          <table:table-cell office:value-type="string" calcext:value-type="string">
            <text:p/>
            <text:p>- Intuition: make sure that your logic work</text:p>
            <text:p>- Intuition: find the different scenarios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LC-70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6" calcext:value-type="date">
            <text:p>2020-07-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ash</text:p>
          </table:table-cell>
          <table:table-cell/>
          <table:table-cell table:formula="of:= 10 - ([.$E37] - 20)/4" office:value-type="float" office:value="5" calcext:value-type="float">
            <text:p>5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705. Design HashSet:</text:p>
            <text:p/>
            <text:p>- I was slow</text:p>
            <text:p/>
          </table:table-cell>
          <table:table-cell office:value-type="string" calcext:value-type="string">
            <text:p/>
            <text:p>- I need to review hashing course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LC-116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6" calcext:value-type="date">
            <text:p>2020-07-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rings</text:p>
            <text:p>Hash</text:p>
          </table:table-cell>
          <table:table-cell/>
          <table:table-cell table:formula="of:= 10 - ([.$E38] - 20)/4" office:value-type="float" office:value="8.75" calcext:value-type="float">
            <text:p>8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1160. Find Words That Can Be Formed by Characters:</text:p>
            <text:p/>
            <text:p>- I was slow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LC-852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6" calcext:value-type="date">
            <text:p>2020-07-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rray</text:p>
          </table:table-cell>
          <table:table-cell/>
          <table:table-cell table:formula="of:= 10 - ([.$E39] - 20)/4" office:value-type="float" office:value="13.75" calcext:value-type="float">
            <text:p>13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852.  Peak Index in a Mountain Array</text:p>
            <text:p/>
            <text:p>- I didn’t see the optimal solution: logn</text:p>
            <text:p/>
          </table:table-cell>
          <table:table-cell office:value-type="string" calcext:value-type="string">
            <text:p/>
            <text:p>- Sorted Arrays think about Binary Search</text:p>
          </table:table-cell>
          <table:table-cell office:value-type="string" calcext:value-type="string">
            <text:p/>
            <text:p>- I followed the process</text:p>
            <text:p/>
          </table:table-cell>
          <table:table-cell table:number-columns-repeated="1006"/>
        </table:table-row>
        <table:table-row table:style-name="ro14">
          <table:table-cell office:value-type="string" calcext:value-type="string">
            <text:p>LC-369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6" calcext:value-type="date">
            <text:p>2020-07-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inked-List</text:p>
            <text:p>Recursion</text:p>
          </table:table-cell>
          <table:table-cell/>
          <table:table-cell table:formula="of:= 10 - ([.$E40] - 20)/4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369. Plus One Linked List:</text:p>
            <text:p/>
            <text:p>- I struggle a little bit with the recursion</text:p>
            <text:p>- My iterative version was the traslation of the recursive one. </text:p>
            <text:p>There is better</text:p>
            <text:p>- I forgot to analyse it</text:p>
            <text:p>- I forgot to check if there is better solutions</text:p>
            <text:p/>
          </table:table-cell>
          <table:table-cell office:value-type="string" calcext:value-type="string">
            <text:p/>
            <text:p>- To do more recursive functions</text:p>
            <text:p/>
          </table:table-cell>
          <table:table-cell office:value-type="string" calcext:value-type="string">
            <text:p/>
            <text:p>- I saw that there’re 2 solutions: recursion and iterative + a stack</text:p>
            <text:p>- My iterative solution was smooth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LC-66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6" calcext:value-type="date">
            <text:p>2020-07-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ray</text:p>
          </table:table-cell>
          <table:table-cell/>
          <table:table-cell table:formula="of:= 10 - ([.$E41] - 20)/4" office:value-type="float" office:value="11.5" calcext:value-type="float">
            <text:p>11.5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6. Plus One:</text:p>
            <text:p/>
            <text:p>- I jumped to the solution before I understand well the problem</text:p>
            <text:p>- I made an assumption: I didn’t know what the head of the list is</text:p>
            <text:p/>
          </table:table-cell>
          <table:table-cell office:value-type="string" calcext:value-type="string">
            <text:p/>
            <text:p/>
            <text:p>- The head of the list is the list’s 1<text:span text:style-name="T1">st</text:span> element</text:p>
          </table:table-cell>
          <table:table-cell office:value-type="string" calcext:value-type="string">
            <text:p/>
            <text:p/>
            <text:p>- I asked a question about the size of the array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5" calcext:value-type="date">
            <text:p>2020-07-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/>
          <table:table-cell table:formula="of:= 10 - MIN(10; (MAX(20; [.$E42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1008"/>
        </table:table-row>
        <table:table-row table:style-name="ro5">
          <table:table-cell office:value-type="string" calcext:value-type="string">
            <text:p>LC-26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4" calcext:value-type="date">
            <text:p>2020-07-0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rray</text:p>
          </table:table-cell>
          <table:table-cell/>
          <table:table-cell table:formula="of:= 10 - ([.$E43] - 20)/4" office:value-type="float" office:value="4.5" calcext:value-type="float">
            <text:p>4.50</text:p>
          </table:table-cell>
          <table:table-cell/>
          <table:table-cell office:value-type="string" calcext:value-type="string">
            <text:p>LC-264. Ugly Number II:</text:p>
            <text:p/>
            <text:p>- I jumped to the solution before I am 100% on my idea.</text:p>
            <text:p/>
          </table:table-cell>
          <table:table-cell/>
          <table:table-cell office:value-type="string" calcext:value-type="string">
            <text:p/>
            <text:p>- The BFS intuition was good but I needed to test it to see </text:p>
            <text:p>The challenge</text:p>
          </table:table-cell>
          <table:table-cell table:number-columns-repeated="1006"/>
        </table:table-row>
        <table:table-row table:style-name="ro13">
          <table:table-cell office:value-type="string" calcext:value-type="string">
            <text:p>LC-674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4" calcext:value-type="date">
            <text:p>2020-07-0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</text:p>
          </table:table-cell>
          <table:table-cell/>
          <table:table-cell table:formula="of:= 10 - ([.$E44] - 20)/4" office:value-type="float" office:value="10.75" calcext:value-type="float">
            <text:p>10.75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674. Longest Continuous Increasing Subsequence</text:p>
            <text:p/>
            <text:p>- I didn't see an edge case (the array is sorted)</text:p>
            <text:p/>
            <text:p>- I didn’t clarify an assumption: strictly increasing </text:p>
            <text:p>insead of increasing only</text:p>
            <text:p/>
          </table:table-cell>
          <table:table-cell table:number-columns-repeated="1008"/>
        </table:table-row>
        <table:table-row table:style-name="ro13">
          <table:table-cell table:style-name="ce2" office:value-type="string" calcext:value-type="string">
            <text:p>LC-669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date" office:date-value="2020-07-04" calcext:value-type="date">
            <text:p>2020-07-04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string" calcext:value-type="string">
            <text:p>BST</text:p>
          </table:table-cell>
          <table:table-cell table:style-name="ce2"/>
          <table:table-cell table:formula="of:= 10 - ([.$E45] - 20)/4" office:value-type="float" office:value="-15" calcext:value-type="float">
            <text:p>-15.00</text:p>
          </table:table-cell>
          <table:table-cell table:style-name="ce2" office:value-type="string" calcext:value-type="string">
            <text:p>toreview</text:p>
          </table:table-cell>
          <table:table-cell table:style-name="ce7" office:value-type="string" calcext:value-type="string">
            <text:p>LC-669. Trim a Binary Search Tree:</text:p>
            <text:p/>
            <text:p>- I wanted to find lnode(L) and rnode(R) with BST find</text:p>
            <text:p>- I wanted then analyse to different cases from lnode and rnode</text:p>
            <text:p>- I struggle because NodeTree class doesn’t include parent</text:p>
            <text:p>- When I saw the solution, the problem become easy</text:p>
            <text:p/>
          </table:table-cell>
          <table:table-cell table:style-name="ce10"/>
          <table:table-cell table:style-name="ce13"/>
          <table:table-cell table:style-name="ce16" table:number-columns-repeated="1006"/>
        </table:table-row>
        <table:table-row table:style-name="ro8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22" office:value-type="date" office:date-value="2020-07-03" calcext:value-type="date">
            <text:p>2020-07-0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Bitwise</text:p>
          </table:table-cell>
          <table:table-cell table:formula="of:= 10 - ([.$E46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957: Prison Cells After N Days:</text:p>
            <text:p>- I stuggle to find a solutions for all cases: N &gt; cycle, N &lt; cycle</text:p>
            <text:p>- I started from utility functions before I solve the core of the problem</text:p>
            <text:p>- I didn’t notice that <text:span text:style-name="T2">ac  +  ~a ~c = ~a ^ c</text:span></text:p>
            <text:p>- I was slow to convert a list to a bitmap</text:p>
            <text:p>- I was slow to convert a bitmap to a list</text:p>
            <text:p/>
          </table:table-cell>
          <table:table-cell office:value-type="string" calcext:value-type="string">
            <text:p/>
            <text:p>- Solve the problem</text:p>
            <text:p>- Optimize after</text:p>
            <text:p/>
            <text:p>I would prefer if:</text:p>
            <text:p>- Create the utility functions returning constants</text:p>
            <text:p>- Solve the core of problem for constant</text:p>
            <text:p>- Implement the utility functions</text:p>
            <text:p/>
          </table:table-cell>
          <table:table-cell office:value-type="string" calcext:value-type="string">
            <text:p>- I completely forgot the problem </text:p>
            <text:p>- I saw the bitwise pattern right away: BCR and BCS</text:p>
            <text:p>- I saw easily how to compute the next state of cell: b = ac + ~a ~c</text:p>
          </table:table-cell>
          <table:table-cell table:number-columns-repeated="1006"/>
        </table:table-row>
        <table:table-row table:style-name="ro13">
          <table:table-cell office:value-type="string" calcext:value-type="string">
            <text:p>LC-314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2" calcext:value-type="date">
            <text:p>2020-07-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inary Tree</text:p>
          </table:table-cell>
          <table:table-cell office:value-type="string" calcext:value-type="string">
            <text:p>BFS</text:p>
          </table:table-cell>
          <table:table-cell table:formula="of:= 10 - ([.$E47] - 20)/4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314. Binary Tree Vertical Order Traversal:</text:p>
            <text:p/>
            <text:p>- I jumped to the solution before I am 100% on my idea.</text:p>
            <text:p>- I thought that an in order traversal will work. It turns out, it doesn’t.</text:p>
            <text:p>- I didn’t see the special cases that are failing in order traversal</text:p>
            <text:p>- I stepped back too late: I found that a BFS is much more better</text:p>
            <text:p/>
          </table:table-cell>
          <table:table-cell office:value-type="string" calcext:value-type="string">
            <text:p/>
            <text:p>- Find a good test case during </text:p>
            <text:p>“Build My Intuition”</text:p>
            <text:p>- Test if the intuition is good on the test case</text:p>
          </table:table-cell>
          <table:table-cell office:value-type="string" calcext:value-type="string">
            <text:p/>
            <text:p>- I saw the solution right away</text:p>
            <text:p>- I used 2 lists (curr_level, next_level) to implement BFS traversal</text:p>
          </table:table-cell>
          <table:table-cell table:number-columns-repeated="1006"/>
        </table:table-row>
        <table:table-row table:style-name="ro15">
          <table:table-cell office:value-type="string" calcext:value-type="string">
            <text:p>LC-103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2" calcext:value-type="date">
            <text:p>2020-07-0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nary Tree</text:p>
          </table:table-cell>
          <table:table-cell office:value-type="string" calcext:value-type="string">
            <text:p>BFS</text:p>
          </table:table-cell>
          <table:table-cell table:formula="of:= 10 - ([.$E48] - 20)/4" office:value-type="float" office:value="7.5" calcext:value-type="float">
            <text:p>7.5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03. Binary Tree Zigzag Level Order Traversal:</text:p>
            <text:p/>
            <text:p>- I jumped to the solution before I am 100% on my idea.</text:p>
            <text:p>- I wast few minutes to see that my 1<text:span text:style-name="T1">st</text:span> draft isn’t good</text:p>
            <text:p/>
          </table:table-cell>
          <table:table-cell office:value-type="string" calcext:value-type="string">
            <text:p/>
            <text:p>- Test if the intuition is good on the test case</text:p>
          </table:table-cell>
          <table:table-cell office:value-type="string" calcext:value-type="string">
            <text:p/>
            <text:p>- I saw the solution right away</text:p>
            <text:p>- My test case to build my intuition is good enough</text:p>
            <text:p>- I used 2 lists (curr_level, next_level) to implement BFS traversal</text:p>
            <text:p/>
          </table:table-cell>
          <table:table-cell table:number-columns-repeated="1006"/>
        </table:table-row>
        <table:table-row table:style-name="ro11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2" office:value-type="date" office:date-value="2020-07-01" calcext:value-type="date">
            <text:p>2020-07-01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Array</text:p>
          </table:table-cell>
          <table:table-cell/>
          <table:table-cell table:formula="of:= 10 - MIN(10; (MAX(20; [.$E49]) - 20)/4)" office:value-type="float" office:value="0" calcext:value-type="float">
            <text:p>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1008"/>
        </table:table-row>
        <table:table-row table:style-name="ro1" table:number-rows-repeated="4">
          <table:table-cell table:number-columns-repeated="1018"/>
        </table:table-row>
        <table:table-row table:style-name="ro1">
          <table:table-cell table:style-name="ce3" table:number-columns-repeated="7"/>
          <table:table-cell table:style-name="ce27"/>
          <table:table-cell table:style-name="ce3"/>
          <table:table-cell table:style-name="ce8"/>
          <table:table-cell table:style-name="ce11"/>
          <table:table-cell table:style-name="ce14"/>
          <table:table-cell table:number-columns-repeated="1006"/>
        </table:table-row>
        <table:table-row table:style-name="ro1" table:number-rows-repeated="6">
          <table:table-cell table:number-columns-repeated="1018"/>
        </table:table-row>
        <table:table-row table:style-name="ro1">
          <table:table-cell table:style-name="ce3" table:number-columns-repeated="7"/>
          <table:table-cell table:style-name="ce27"/>
          <table:table-cell table:style-name="ce3"/>
          <table:table-cell table:style-name="ce8"/>
          <table:table-cell table:style-name="ce11"/>
          <table:table-cell table:style-name="ce14"/>
          <table:table-cell table:number-columns-repeated="1006"/>
        </table:table-row>
        <table:table-row table:style-name="ro1" table:number-rows-repeated="1048514">
          <table:table-cell table:number-columns-repeated="1018"/>
        </table:table-row>
        <table:table-row table:style-name="ro1">
          <table:table-cell table:number-columns-repeated="1018"/>
        </table:table-row>
      </table:table>
      <table:table table:name="System_Design_Problems_log" table:style-name="ta1">
        <table:table-column table:style-name="co7" table:default-cell-style-name="ce4"/>
        <table:table-column table:style-name="co2" table:default-cell-style-name="ce4"/>
        <table:table-column table:style-name="co11" table:default-cell-style-name="ce4"/>
        <table:table-column table:style-name="co4" table:default-cell-style-name="ce4"/>
        <table:table-column table:style-name="co5" table:default-cell-style-name="ce4"/>
        <table:table-column table:style-name="co12" table:default-cell-style-name="ce4"/>
        <table:table-column table:style-name="co7" table:default-cell-style-name="ce4"/>
        <table:table-column table:style-name="co13" table:default-cell-style-name="ce31"/>
        <table:table-column table:style-name="co14" table:default-cell-style-name="ce36"/>
        <table:table-column table:style-name="co10" table:default-cell-style-name="ce40"/>
        <table:table-column table:style-name="co7" table:number-columns-repeated="1014" table:default-cell-style-name="ce15"/>
        <table:table-row table:style-name="ro1">
          <table:table-cell table:style-name="ce17" office:value-type="string" calcext:value-type="string">
            <text:p>Problem</text:p>
          </table:table-cell>
          <table:table-cell table:style-name="ce17" office:value-type="string" calcext:value-type="string">
            <text:p>Exp. Difficulty</text:p>
          </table:table-cell>
          <table:table-cell table:style-name="ce17" office:value-type="string" calcext:value-type="string">
            <text:p>Attempt</text:p>
          </table:table-cell>
          <table:table-cell table:style-name="ce17" office:value-type="string" calcext:value-type="string">
            <text:p>Date</text:p>
          </table:table-cell>
          <table:table-cell table:style-name="ce18" office:value-type="string" calcext:value-type="string">
            <text:p>Time</text:p>
          </table:table-cell>
          <table:table-cell table:style-name="ce18" office:value-type="string" calcext:value-type="string">
            <text:p>Subjects</text:p>
          </table:table-cell>
          <table:table-cell table:style-name="ce18" office:value-type="string" calcext:value-type="string">
            <text:p>Next</text:p>
          </table:table-cell>
          <table:table-cell table:style-name="ce19" office:value-type="string" calcext:value-type="string">
            <text:p>Stuggles</text:p>
          </table:table-cell>
          <table:table-cell table:style-name="ce20" office:value-type="string" calcext:value-type="string">
            <text:p>How to improve</text:p>
          </table:table-cell>
          <table:table-cell office:value-type="string" calcext:value-type="string">
            <text:p>Good</text:p>
          </table:table-cell>
          <table:table-cell table:number-columns-repeated="1014"/>
        </table:table-row>
        <table:table-row table:style-name="ro1">
          <table:table-cell table:style-name="ce2" table:number-columns-repeated="3"/>
          <table:table-cell table:style-name="ce5"/>
          <table:table-cell table:style-name="ce2" table:number-columns-repeated="3"/>
          <table:table-cell table:style-name="ce7"/>
          <table:table-cell table:style-name="ce10"/>
          <table:table-cell table:style-name="ce13"/>
          <table:table-cell table:style-name="ce16" table:number-columns-repeated="1014"/>
        </table:table-row>
        <table:table-row table:style-name="ro1" table:number-rows-repeated="5">
          <table:table-cell table:number-columns-repeated="3"/>
          <table:table-cell table:style-name="ce23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16">
          <table:table-cell table:number-columns-repeated="1024"/>
        </table:table-row>
      </table:table>
      <table:table table:name="Algorithm_Problems_log_Chart" table:style-name="ta1">
        <table:shapes>
          <draw:frame draw:z-index="0" draw:style-name="gr1" draw:text-style-name="P1" svg:width="274.68mm" svg:height="189.22mm" svg:x="24.62mm" svg:y="6.35mm">
            <draw:object draw:notify-on-update-of-ranges="Algorithm_Problems_log.D2:Algorithm_Problems_log.D49 Algorithm_Problems_log.H1:Algorithm_Problems_log.H1 Algorithm_Problems_log.H2:Algorithm_Problems_log.H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11" table:default-cell-style-name="ce4"/>
        <table:table-column table:style-name="co4" table:default-cell-style-name="ce4"/>
        <table:table-column table:style-name="co5" table:default-cell-style-name="ce4"/>
        <table:table-column table:style-name="co12" table:default-cell-style-name="ce4"/>
        <table:table-column table:style-name="co7" table:default-cell-style-name="ce26"/>
        <table:table-column table:style-name="co7" table:default-cell-style-name="ce4"/>
        <table:table-column table:style-name="co15" table:default-cell-style-name="ce31"/>
        <table:table-column table:style-name="co7" table:default-cell-style-name="ce36"/>
        <table:table-column table:style-name="co16" table:default-cell-style-name="ce40"/>
        <table:table-column table:style-name="co7" table:number-columns-repeated="1006" table:default-cell-style-name="ce15"/>
        <table:table-row table:style-name="ro1">
          <table:table-cell table:number-columns-repeated="3"/>
          <table:table-cell table:style-name="ce23"/>
          <table:table-cell table:number-columns-repeated="2"/>
          <table:table-cell table:style-name="ce4"/>
          <table:table-cell table:number-columns-repeated="1010"/>
        </table:table-row>
        <table:table-row table:style-name="ro1" table:number-rows-repeated="8">
          <table:table-cell table:number-columns-repeated="3"/>
          <table:table-cell table:style-name="ce23"/>
          <table:table-cell table:number-columns-repeated="1013"/>
        </table:table-row>
        <table:table-row table:style-name="ro3" table:visibility="filter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3" office:value-type="date" office:date-value="2020-07-12" calcext:value-type="date">
            <text:p>2020-07-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twise</text:p>
          </table:table-cell>
          <table:table-cell table:formula="of:= 10 - MIN(10; (MAX(20; [.$E1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1008"/>
        </table:table-row>
        <table:table-row table:style-name="ro1" table:number-rows-repeated="12">
          <table:table-cell table:number-columns-repeated="3"/>
          <table:table-cell table:style-name="ce23"/>
          <table:table-cell table:number-columns-repeated="1013"/>
        </table:table-row>
        <table:table-row table:style-name="ro2" table:visibility="filter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3" office:value-type="date" office:date-value="2020-07-07" calcext:value-type="date">
            <text:p>2020-07-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</text:p>
          </table:table-cell>
          <table:table-cell table:formula="of:= 10 - MIN(10; (MAX(20; [.$E23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06"/>
        </table:table-row>
        <table:table-row table:style-name="ro1" table:number-rows-repeated="6">
          <table:table-cell table:number-columns-repeated="3"/>
          <table:table-cell table:style-name="ce23"/>
          <table:table-cell table:number-columns-repeated="1013"/>
        </table:table-row>
        <table:table-row table:style-name="ro3" table:visibility="filter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3" office:value-type="date" office:date-value="2020-07-05" calcext:value-type="date">
            <text:p>2020-07-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 table:formula="of:= 10 - MIN(10; (MAX(20; [.$E3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1008"/>
        </table:table-row>
        <table:table-row table:style-name="ro1" table:number-rows-repeated="4">
          <table:table-cell table:number-columns-repeated="3"/>
          <table:table-cell table:style-name="ce23"/>
          <table:table-cell table:number-columns-repeated="1013"/>
        </table:table-row>
        <table:table-row table:style-name="ro9" table:visibility="filter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23" office:value-type="date" office:date-value="2019-06-04" calcext:value-type="date">
            <text:p>2019-06-0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rray</text:p>
            <text:p>Bitwise</text:p>
          </table:table-cell>
          <table:table-cell/>
          <table:table-cell office:value-type="string" calcext:value-type="string">
            <text:p>toreview</text:p>
          </table:table-cell>
          <table:table-cell office:value-type="string" calcext:value-type="string">
            <text:p>- It's not efficient <text:span text:style-name="T3">(</text:span>space and time<text:span text:style-name="T3">)</text:span></text:p>
            <text:p/>
          </table:table-cell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23"/>
          <table:table-cell table:number-columns-repeated="1013"/>
        </table:table-row>
        <table:table-row table:style-name="ro7" table:visibility="filter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23" office:value-type="date" office:date-value="2020-07-01" calcext:value-type="date">
            <text:p>2020-07-0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Array</text:p>
          </table:table-cell>
          <table:table-cell table:formula="of:= 10 - MIN(10; (MAX(20; [.$E3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1008"/>
        </table:table-row>
        <table:table-row table:style-name="ro1" table:number-rows-repeated="14">
          <table:table-cell table:number-columns-repeated="3"/>
          <table:table-cell table:style-name="ce23"/>
          <table:table-cell table:number-columns-repeated="1013"/>
        </table:table-row>
        <table:table-row table:style-name="ro1" table:number-rows-repeated="1048523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  <table:database-ranges>
        <table:database-range table:name="__Anonymous_Sheet_DB__0" table:target-range-address="Algorithm_Problems_log.A1:Algorithm_Problems_log.L49" table:display-filter-buttons="true" table:orientation="column"/>
        <table:database-range table:name="__Anonymous_Sheet_DB__2" table:target-range-address="Algorithm_Problems_log_Chart.A1:Algorithm_Problems_log_Chart.A1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hatch draw:name="Black_20_0_20_Degrees" draw:display-name="Black 0 Degrees" draw:style="single" draw:color="#000000" draw:distance="1.02mm" draw:rotation="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8">0000-00-00</text:date>, <text:time style:data-style-name="N2" text:time-value="05:11:46.2877136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4T11:36:39.457774531</meta:creation-date>
    <dc:date>2020-07-18T08:39:46.147803714</dc:date>
    <meta:editing-duration>P4DT7H38M24S</meta:editing-duration>
    <meta:editing-cycles>256</meta:editing-cycles>
    <meta:generator>LibreOffice/6.0.7.3$Linux_X86_64 LibreOffice_project/00m0$Build-3</meta:generator>
    <meta:document-statistic meta:table-count="3" meta:cell-count="55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469cm" svg:height="18.923cm" xlink:href=".." xlink:type="simple" chart:class="chart:line" chart:style-name="ch1">
        <chart:legend chart:legend-position="end" svg:x="23.982cm" svg:y="8.913cm" style:legend-expansion="high" chart:style-name="ch2"/>
        <chart:plot-area chart:style-name="ch3" table:cell-range-address="Algorithm_Problems_log.D2:Algorithm_Problems_log.D49 Algorithm_Problems_log.H1:Algorithm_Problems_log.H49" chart:data-source-has-labels="both" svg:x="1.711cm" svg:y="0.9cm" svg:width="23.817cm" svg:height="16.396cm">
          <chartooo:coordinate-region svg:x="2.916cm" svg:y="1.099cm" svg:width="22.612cm" svg:height="15.998cm"/>
          <chart:axis chart:dimension="x" chart:name="primary-x" chart:style-name="ch4" chartooo:axis-type="auto">
            <chartooo:date-scale/>
            <chart:categories table:cell-range-address="Algorithm_Problems_log.D2:Algorithm_Problems_log.D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gorithm_Problems_log.H2:Algorithm_Problems_log.H49" chart:label-cell-address="Algorithm_Problems_log.H1:Algorithm_Problems_log.H1" chart:class="chart:line">
            <chart:regression-curve chart:style-name="ch8"/>
            <chart:data-point chart:repeated="4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  <draw:g>
                  <svg:desc>Algorithm_Problems_log.H1:Algorithm_Problems_log.H1</svg:desc>
                </draw:g>
              </table:table-cell>
            </table:table-row>
          </table:table-header-rows>
          <table:table-rows>
            <table:table-row>
              <table:table-cell office:value-type="float" office:value="44030">
                <text:p>44030</text:p>
                <draw:g>
                  <svg:desc>Algorithm_Problems_log.D2:Algorithm_Problems_log.D49</svg:desc>
                </draw:g>
              </table:table-cell>
              <table:table-cell office:value-type="float" office:value="2.5">
                <text:p>2.5</text:p>
                <draw:g>
                  <svg:desc>Algorithm_Problems_log.H2:Algorithm_Problems_log.H49</svg:desc>
                </draw:g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0.25">
                <text:p>10.25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2.75">
                <text:p>12.75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8.5">
                <text:p>8.5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6.25">
                <text:p>6.25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8.75">
                <text:p>8.75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3.75">
                <text:p>13.75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10.75">
                <text:p>10.75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